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153in"/>
    </style:style>
    <style:style style:name="Table1.B" style:family="table-column">
      <style:table-column-properties style:column-width="1.5639in"/>
    </style:style>
    <style:style style:name="Table1.C" style:family="table-column">
      <style:table-column-properties style:column-width="0.7458in"/>
    </style:style>
    <style:style style:name="Table1.D" style:family="table-column">
      <style:table-column-properties style:column-width="1.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25in"/>
    </style:style>
    <style:style style:name="Table1.H" style:family="table-column">
      <style:table-column-properties style:column-width="1.2396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666666" fo:padding="0.0382in" fo:border="0.05pt solid #000000">
        <style:background-image/>
      </style:table-cell-properties>
    </style:style>
    <style:style style:name="Table1.2" style:family="table-row">
      <style:table-row-properties style:min-row-height="0.233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9pt" officeooo:paragraph-rsid="0020a86f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officeooo:paragraph-rsid="0023cb3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officeooo:paragraph-rsid="002bb920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officeooo:paragraph-rsid="002d6eef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9pt" officeooo:paragraph-rsid="0030df7f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9pt" officeooo:paragraph-rsid="0038525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9dae7" officeooo:paragraph-rsid="0029dae7" style:font-size-asian="9pt" style:font-style-asian="italic" style:font-weight-asian="bold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9dae7" officeooo:paragraph-rsid="00418965" style:font-size-asian="9pt" style:font-style-asian="italic" style:font-weight-asian="bold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style:font-size-asian="9pt" style:font-style-asian="italic" style:font-weight-asian="bold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bb920" style:font-size-asian="9pt" style:font-style-asian="italic" style:font-weight-asian="bold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1d270" style:font-size-asian="9pt" style:font-style-asian="italic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3cb36" style:font-size-asian="9pt" style:font-style-asian="italic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62747" style:font-size-asian="9pt" style:font-style-asian="italic" style:font-weight-asian="bold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d6eef" style:font-size-asian="9pt" style:font-style-asian="italic" style:font-weight-asian="bold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85258" style:font-size-asian="9pt" style:font-style-asian="italic" style:font-weight-asian="bold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0a86f" style:font-size-asian="9pt" style:font-style-asian="italic" style:font-weight-asian="bold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4501b4" style:font-size-asian="9pt" style:font-style-asian="italic" style:font-weight-asian="bold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3cb36" officeooo:paragraph-rsid="0023cb36" style:font-size-asian="9pt" style:font-style-asian="italic" style:font-weight-asian="bold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1fc46c" officeooo:paragraph-rsid="0043197a" style:font-size-asian="9pt" style:font-style-asian="italic" style:font-weight-asian="bold" style:font-size-complex="9pt"/>
    </style:style>
    <style:style style:name="P21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1fc46c" officeooo:paragraph-rsid="00446d0e" style:font-size-asian="9pt" style:font-style-asian="italic" style:font-weight-asian="bold" style:font-size-complex="9pt"/>
    </style:style>
    <style:style style:name="P22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7d525" fo:background-color="#ffffff" style:font-size-asian="9pt" style:font-style-asian="italic" style:font-weight-asian="bold" style:font-size-complex="9pt"/>
    </style:style>
    <style:style style:name="P23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0df7f" fo:background-color="#ffffff" style:font-size-asian="9pt" style:font-style-asian="italic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fo:color="#0000c0" style:font-name="Monospace" fo:font-size="9pt" fo:font-style="italic" fo:font-weight="bold" style:font-size-asian="9pt" style:font-style-asian="italic" style:font-weight-asian="bold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9pt" officeooo:rsid="0023cb36" officeooo:paragraph-rsid="0023cb36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1pt" officeooo:rsid="0018d3de" officeooo:paragraph-rsid="0018d3de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11pt" officeooo:rsid="001a9b55" officeooo:paragraph-rsid="001a9b55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1pt" officeooo:rsid="001df17b" officeooo:paragraph-rsid="001df17b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1df655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235cb7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1fc46c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21d27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officeooo:rsid="0023cb36" officeooo:paragraph-rsid="0023cb36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276d35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418965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1pt" officeooo:rsid="0040cbc4" officeooo:paragraph-rsid="00401f85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Courier 10 Pitch" fo:font-size="11pt" officeooo:rsid="0041a73b" officeooo:paragraph-rsid="0041a73b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color="#ffffff" fo:font-weight="bold" officeooo:rsid="0018d3de" officeooo:paragraph-rsid="0018d3de" style:font-weight-asian="bold" style:font-weight-complex="bold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style:font-size-asian="9pt" style:font-style-asian="italic" style:font-weight-asian="bold" style:font-size-complex="9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paragraph-rsid="00235cb7" style:font-size-asian="9pt" style:font-style-asian="italic" style:font-weight-asian="bold" style:font-size-complex="9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paragraph-rsid="00418965" style:font-size-asian="9pt" style:font-style-asian="italic" style:font-weight-asian="bold" style:font-size-complex="9pt"/>
    </style:style>
    <style:style style:name="P43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9dae7" officeooo:paragraph-rsid="0029dae7" style:font-size-asian="9pt" style:font-style-asian="italic" style:font-weight-asian="bold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bb920" style:font-size-asian="9pt" style:font-style-asian="italic" style:font-weight-asian="bold" style:font-size-complex="9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rsid="0023cb36" officeooo:paragraph-rsid="004a5538" style:font-size-asian="9pt" style:font-style-asian="italic" style:font-weight-asian="bold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ourier 10 Pitch" fo:font-size="9pt" officeooo:rsid="004a5538" officeooo:paragraph-rsid="004a5538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Courier 10 Pitch" fo:font-size="11pt" officeooo:rsid="0018d3de" officeooo:paragraph-rsid="0018d3de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Courier 10 Pitch" fo:font-size="11pt" officeooo:rsid="0023cb36" officeooo:paragraph-rsid="004a5538" style:font-size-asian="11pt" style:font-size-complex="11pt"/>
    </style:style>
    <style:style style:name="T1" style:family="text">
      <style:text-properties fo:color="#0000c0" fo:font-style="italic" fo:font-weight="bold" style:font-style-asian="italic" style:font-weight-asian="bold"/>
    </style:style>
    <style:style style:name="T2" style:family="text">
      <style:text-properties fo:color="#0000c0" fo:font-style="italic" fo:font-weight="bold" officeooo:rsid="0023cb36" style:font-style-asian="italic" style:font-weight-asian="bold"/>
    </style:style>
    <style:style style:name="T3" style:family="text">
      <style:text-properties fo:color="#0000c0" fo:font-style="italic" fo:font-weight="bold" officeooo:rsid="002bb920" style:font-style-asian="italic" style:font-weight-asian="bold"/>
    </style:style>
    <style:style style:name="T4" style:family="text">
      <style:text-properties fo:color="#0000c0" fo:font-style="italic" fo:font-weight="bold" officeooo:rsid="0032655a" style:font-style-asian="italic" style:font-weight-asian="bold"/>
    </style:style>
    <style:style style:name="T5" style:family="text">
      <style:text-properties fo:color="#0000c0" fo:font-style="italic" fo:font-weight="bold" officeooo:rsid="003511f2" style:font-style-asian="italic" style:font-weight-asian="bold"/>
    </style:style>
    <style:style style:name="T6" style:family="text">
      <style:text-properties fo:color="#0000c0" fo:font-style="italic" fo:font-weight="bold" officeooo:rsid="003d758f" style:font-style-asian="italic" style:font-weight-asian="bold"/>
    </style:style>
    <style:style style:name="T7" style:family="text">
      <style:text-properties fo:color="#0000c0" fo:font-style="italic" fo:font-weight="bold" officeooo:rsid="00418965" style:font-style-asian="italic" style:font-weight-asian="bold"/>
    </style:style>
    <style:style style:name="T8" style:family="text">
      <style:text-properties officeooo:rsid="00418965"/>
    </style:style>
    <style:style style:name="T9" style:family="text">
      <style:text-properties officeooo:rsid="002bb9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39">#</text:p>
          </table:table-cell>
          <table:table-cell table:style-name="Table1.A1" office:value-type="string">
            <text:p text:style-name="P39">Emotion Instance</text:p>
          </table:table-cell>
          <table:table-cell table:style-name="Table1.A1" table:number-columns-spanned="2" office:value-type="string">
            <text:p text:style-name="P39">Context</text:p>
          </table:table-cell>
          <table:covered-table-cell/>
          <table:table-cell table:style-name="Table1.A1" office:value-type="string">
            <text:p text:style-name="P39">Relevance</text:p>
          </table:table-cell>
          <table:table-cell table:style-name="Table1.A1" office:value-type="string">
            <text:p text:style-name="P39">Desirability</text:p>
          </table:table-cell>
          <table:table-cell table:style-name="Table1.A1" office:value-type="string">
            <text:p text:style-name="P39">Expectedness</text:p>
          </table:table-cell>
          <table:table-cell table:style-name="Table1.H1" office:value-type="string">
            <text:p text:style-name="P39">Controllability</text:p>
          </table:table-cell>
        </table:table-row>
        <table:table-row table:style-name="Table1.2"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49">Neutral</text:p>
          </table:table-cell>
          <table:table-cell table:style-name="Table1.A2" table:number-columns-spanned="2" office:value-type="string">
            <text:p text:style-name="P27"/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45">Neutral</text:p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25"/>
          </table:table-cell>
        </table:table-row>
        <table:table-row table:style-name="Table1.2">
          <table:table-cell table:style-name="Table1.A2" office:value-type="string">
            <text:p text:style-name="P47">2</text:p>
          </table:table-cell>
          <table:table-cell table:style-name="Table1.A2" office:value-type="string">
            <text:p text:style-name="P27">Joy</text:p>
          </table:table-cell>
          <table:table-cell table:style-name="Table1.A2" table:number-columns-spanned="2" office:value-type="string">
            <text:p text:style-name="P27"/>
          </table:table-cell>
          <table:covered-table-cell/>
          <table:table-cell table:style-name="Table1.A2" office:value-type="string">
            <text:p text:style-name="P8">RELEVANT</text:p>
          </table:table-cell>
          <table:table-cell table:style-name="Table1.A2" office:value-type="string">
            <text:p text:style-name="P41">DESIRABLE</text:p>
            <text:p text:style-name="P40">HIGH_DESIRABLE</text:p>
          </table:table-cell>
          <table:table-cell table:style-name="Table1.A2" office:value-type="string">
            <text:p text:style-name="P11">EXPECTED</text:p>
            <text:p text:style-name="P4"><text:span text:style-name="T3">MOST_</text:span><text:span text:style-name="T1">EXPECTED</text:span></text:p>
          </table:table-cell>
          <table:table-cell table:style-name="Table1.H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47">3</text:p>
          </table:table-cell>
          <table:table-cell table:style-name="Table1.A2" office:value-type="string">
            <text:p text:style-name="P32">Sadness</text:p>
          </table:table-cell>
          <table:table-cell table:style-name="Table1.A2" table:number-columns-spanned="2" office:value-type="string">
            <text:p text:style-name="P32"/>
          </table:table-cell>
          <table:covered-table-cell/>
          <table:table-cell table:style-name="Table1.A2" office:value-type="string">
            <text:p text:style-name="P8">RELEVANT</text:p>
          </table:table-cell>
          <table:table-cell table:style-name="Table1.A2" office:value-type="string">
            <text:p text:style-name="P12">UNDESIRABLE</text:p>
            <text:p text:style-name="P12">HIGH_UNDESIRABLE</text:p>
          </table:table-cell>
          <table:table-cell table:style-name="Table1.A2" office:value-type="string">
            <text:p text:style-name="P11">EXPECTED</text:p>
            <text:p text:style-name="P4"><text:span text:style-name="T3">MOST_</text:span><text:span text:style-name="T1">EXPECTED</text:span></text:p>
          </table:table-cell>
          <table:table-cell table:style-name="Table1.H2" office:value-type="string">
            <text:p text:style-name="P22">CONTROLLABLE</text:p>
          </table:table-cell>
        </table:table-row>
        <table:table-row>
          <table:table-cell table:style-name="Table1.A2" table:number-rows-spanned="2" office:value-type="string">
            <text:p text:style-name="P47">4</text:p>
          </table:table-cell>
          <table:table-cell table:style-name="Table1.A2" table:number-rows-spanned="2" office:value-type="string">
            <text:p text:style-name="P37">Gratitude</text:p>
          </table:table-cell>
          <table:table-cell table:style-name="Table1.A2" office:value-type="string">
            <text:p text:style-name="P38">human</text:p>
          </table:table-cell>
          <table:table-cell table:style-name="Table1.A2" office:value-type="string">
            <text:p text:style-name="P20">HUMAN_PROPOSED</text:p>
            <text:p text:style-name="P21">AGENT_ACHIEVE<text:span text:style-name="T8">D</text:span></text:p>
          </table:table-cell>
          <table:table-cell table:style-name="Table1.A2" table:number-rows-spanned="2" office:value-type="string">
            <text:p text:style-name="P9">RELEVANT</text:p>
          </table:table-cell>
          <table:table-cell table:style-name="Table1.A2" table:number-rows-spanned="2" office:value-type="string">
            <text:p text:style-name="P42">DESIRABLE</text:p>
            <text:p text:style-name="P42">HIGH_DESIRABLE</text:p>
          </table:table-cell>
          <table:table-cell table:style-name="Table1.A2" table:number-rows-spanned="2" office:value-type="string">
            <text:p text:style-name="P18">EXPECTED</text:p>
            <text:p text:style-name="P18"><text:span text:style-name="T9">MOST_</text:span>EXPECTED</text:p>
          </table:table-cell>
          <table:table-cell table:style-name="Table1.H2" table:number-rows-spanned="2" office:value-type="string">
            <text:p text:style-name="P22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6">agent</text:p>
          </table:table-cell>
          <table:table-cell table:style-name="Table1.A2" office:value-type="string">
            <text:p text:style-name="P20">AGENT_PROPOSED</text:p>
            <text:p text:style-name="P21">HUMAN_ACHIEVE<text:span text:style-name="T8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7">5</text:p>
          </table:table-cell>
          <table:table-cell table:style-name="Table1.A2" table:number-rows-spanned="2" office:value-type="string">
            <text:p text:style-name="P27">Positive Surprise</text:p>
          </table:table-cell>
          <table:table-cell table:style-name="Table1.A2" office:value-type="string">
            <text:p text:style-name="P38">human</text:p>
          </table:table-cell>
          <table:table-cell table:style-name="Table1.A2" office:value-type="string">
            <text:p text:style-name="P13">AGENT_PROPOSED</text:p>
            <text:p text:style-name="P3"><text:span text:style-name="T1">AGENT_</text:span><text:span text:style-name="T2">ACCEPTED</text:span></text:p>
            <text:p text:style-name="P13">AGENT_ACHIEVE<text:span text:style-name="T8">D</text:span></text:p>
          </table:table-cell>
          <table:table-cell table:style-name="Table1.A2" table:number-rows-spanned="2" office:value-type="string">
            <text:p text:style-name="P8">RELEVANT</text:p>
          </table:table-cell>
          <table:table-cell table:style-name="Table1.A2" table:number-rows-spanned="2" office:value-type="string">
            <text:p text:style-name="P10">DESIRABLE</text:p>
            <text:p text:style-name="P10">HIGH_DESIRABLE</text:p>
          </table:table-cell>
          <table:table-cell table:style-name="Table1.A2" table:number-rows-spanned="2" office:value-type="string">
            <text:p text:style-name="P10">MOST_UNEXPECTED</text:p>
          </table:table-cell>
          <table:table-cell table:style-name="Table1.H2" table:number-rows-spanned="2" office:value-type="string">
            <text:p text:style-name="P1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5">agent</text:p>
          </table:table-cell>
          <table:table-cell table:style-name="Table1.A2" office:value-type="string">
            <text:p text:style-name="P13">HUMAN_PROPOSED</text:p>
            <text:p text:style-name="P3"><text:span text:style-name="T1">HUMAN_</text:span><text:span text:style-name="T2">ACCEPTED</text:span></text:p>
            <text:p text:style-name="P13">HUMAN_ACHIEVE<text:span text:style-name="T8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7">6</text:p>
          </table:table-cell>
          <table:table-cell table:style-name="Table1.A2" table:number-rows-spanned="2" office:value-type="string">
            <text:p text:style-name="P31">Negative Surprise</text:p>
          </table:table-cell>
          <table:table-cell table:style-name="Table1.A2" office:value-type="string">
            <text:p text:style-name="P38">human</text:p>
          </table:table-cell>
          <table:table-cell table:style-name="Table1.A2" office:value-type="string">
            <text:p text:style-name="P10">AGENT_PROPOSED</text:p>
            <text:p text:style-name="P10">AGENT_REJECTED</text:p>
            <text:p text:style-name="P10">AGENT_FAIL<text:span text:style-name="T8">ED</text:span></text:p>
          </table:table-cell>
          <table:table-cell table:style-name="Table1.A2" table:number-rows-spanned="2" office:value-type="string">
            <text:p text:style-name="P8">RELEVANT</text:p>
          </table:table-cell>
          <table:table-cell table:style-name="Table1.A2" table:number-rows-spanned="2" office:value-type="string">
            <text:p text:style-name="P10">UNDESIRABLE</text:p>
            <text:p text:style-name="P10">HIGH_UNDESIRABLE</text:p>
          </table:table-cell>
          <table:table-cell table:style-name="Table1.A2" table:number-rows-spanned="2" office:value-type="string">
            <text:p text:style-name="P10">MOST_UNEXPECTED</text:p>
          </table:table-cell>
          <table:table-cell table:style-name="Table1.H2" table:number-rows-spanned="2" office:value-type="string">
            <text:p text:style-name="P25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5">agent</text:p>
          </table:table-cell>
          <table:table-cell table:style-name="Table1.A2" office:value-type="string">
            <text:p text:style-name="P24">HUMAN_PROPOSED</text:p>
            <text:p text:style-name="P24">HUMAN_REJECTED</text:p>
            <text:p text:style-name="P24">HUMAN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7">7</text:p>
          </table:table-cell>
          <table:table-cell table:style-name="Table1.A2" table:number-rows-spanned="2" office:value-type="string">
            <text:p text:style-name="P28">Anger</text:p>
          </table:table-cell>
          <table:table-cell table:style-name="Table1.A2" office:value-type="string">
            <text:p text:style-name="P38">human</text:p>
          </table:table-cell>
          <table:table-cell table:style-name="Table1.A2" office:value-type="string">
            <text:p text:style-name="P10">AGENT_REJECTED</text:p>
            <text:p text:style-name="P14">AGENT_FAIL<text:span text:style-name="T8">ED</text:span></text:p>
          </table:table-cell>
          <table:table-cell table:style-name="Table1.A2" table:number-rows-spanned="2" office:value-type="string">
            <text:p text:style-name="P8">RELEVANT</text:p>
          </table:table-cell>
          <table:table-cell table:style-name="Table1.A2" table:number-rows-spanned="2" office:value-type="string">
            <text:p text:style-name="P10">HIGH_UNDESIRABLE</text:p>
          </table:table-cell>
          <table:table-cell table:style-name="Table1.A2" table:number-rows-spanned="2" office:value-type="string">
            <text:p text:style-name="P15">EXPECTED</text:p>
            <text:p text:style-name="P5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10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5">agent</text:p>
          </table:table-cell>
          <table:table-cell table:style-name="Table1.A2" office:value-type="string">
            <text:p text:style-name="P10">HUMAN_REJECTED</text:p>
            <text:p text:style-name="P14">HUMAN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7">8</text:p>
          </table:table-cell>
          <table:table-cell table:style-name="Table1.A2" table:number-rows-spanned="2" office:value-type="string">
            <text:p text:style-name="P29">Worry</text:p>
          </table:table-cell>
          <table:table-cell table:style-name="Table1.A2" office:value-type="string">
            <text:p text:style-name="P38">human</text:p>
          </table:table-cell>
          <table:table-cell table:style-name="Table1.A2" office:value-type="string">
            <text:p text:style-name="P10">AGENT_PROPOSED</text:p>
            <text:p text:style-name="P10">AGENT_REJECTED</text:p>
            <text:p text:style-name="P10">HUMAN_FAIL<text:span text:style-name="T8">ED</text:span></text:p>
            <text:p text:style-name="P10">AGENT_FAIL<text:span text:style-name="T8">ED</text:span></text:p>
          </table:table-cell>
          <table:table-cell table:style-name="Table1.A2" table:number-rows-spanned="2" office:value-type="string">
            <text:p text:style-name="P8">RELEVANT</text:p>
          </table:table-cell>
          <table:table-cell table:style-name="Table1.A2" table:number-rows-spanned="2" office:value-type="string">
            <text:p text:style-name="P10">UNDESIRABLE</text:p>
            <text:p text:style-name="P10">HIGH_UNDESIRABLE</text:p>
          </table:table-cell>
          <table:table-cell table:style-name="Table1.A2" table:number-rows-spanned="2" office:value-type="string">
            <text:p text:style-name="P1"><text:span text:style-name="T4">UN</text:span><text:span text:style-name="T1">EXPECTED</text:span></text:p>
          </table:table-cell>
          <table:table-cell table:style-name="Table1.H2" table:number-rows-spanned="2" office:value-type="string">
            <text:p text:style-name="P10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5">agent</text:p>
          </table:table-cell>
          <table:table-cell table:style-name="Table1.A2" office:value-type="string">
            <text:p text:style-name="P10">HUMAN_PROPOSED</text:p>
            <text:p text:style-name="P10">HUMAN_REJECTED</text:p>
            <text:p text:style-name="P10">HUMAN_FAIL<text:span text:style-name="T8">ED</text:span></text:p>
            <text:p text:style-name="P10">AGENT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7">9</text:p>
          </table:table-cell>
          <table:table-cell table:style-name="Table1.A2" table:number-rows-spanned="2" office:value-type="string">
            <text:p text:style-name="P30">Frustration</text:p>
          </table:table-cell>
          <table:table-cell table:style-name="Table1.A2" office:value-type="string">
            <text:p text:style-name="P38">human</text:p>
          </table:table-cell>
          <table:table-cell table:style-name="Table1.A2" office:value-type="string">
            <text:p text:style-name="P10">AGENT_PROPOSED</text:p>
            <text:p text:style-name="P1"><text:span text:style-name="T6">AGENT</text:span><text:span text:style-name="T1">_FAIL</text:span><text:span text:style-name="T7">ED</text:span></text:p>
          </table:table-cell>
          <table:table-cell table:style-name="Table1.A2" table:number-rows-spanned="2" office:value-type="string">
            <text:p text:style-name="P8">RELEVANT</text:p>
          </table:table-cell>
          <table:table-cell table:style-name="Table1.A2" table:number-rows-spanned="2" office:value-type="string">
            <text:p text:style-name="P10">UNDESIRABLE</text:p>
          </table:table-cell>
          <table:table-cell table:style-name="Table1.A2" table:number-rows-spanned="2" office:value-type="string">
            <text:p text:style-name="P16">EXPECTED</text:p>
            <text:p text:style-name="P7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1"><text:span text:style-name="T5">UN</text:span><text:span text:style-name="T1">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5">agent</text:p>
          </table:table-cell>
          <table:table-cell table:style-name="Table1.A2" office:value-type="string">
            <text:p text:style-name="P10">HUMAN_PROPOSED</text:p>
            <text:p text:style-name="P1"><text:span text:style-name="T6">HUMAN</text:span><text:span text:style-name="T1">_FAIL</text:span><text:span text:style-name="T7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7">10</text:p>
          </table:table-cell>
          <table:table-cell table:style-name="Table1.A2" table:number-rows-spanned="2" office:value-type="string">
            <text:p text:style-name="P33">Guilt</text:p>
          </table:table-cell>
          <table:table-cell table:style-name="Table1.A2" office:value-type="string">
            <text:p text:style-name="P38">human</text:p>
          </table:table-cell>
          <table:table-cell table:style-name="Table1.A2" office:value-type="string">
            <text:p text:style-name="P17">HUMAN_FAIL<text:span text:style-name="T8">ED</text:span></text:p>
          </table:table-cell>
          <table:table-cell table:style-name="Table1.A2" table:number-rows-spanned="2" office:value-type="string">
            <text:p text:style-name="P8">RELEVANT</text:p>
          </table:table-cell>
          <table:table-cell table:style-name="Table1.A2" table:number-rows-spanned="2" office:value-type="string">
            <text:p text:style-name="P17">UNDESIRABLE</text:p>
            <text:p text:style-name="P17">HIGH_UNDESIRABLE</text:p>
          </table:table-cell>
          <table:table-cell table:style-name="Table1.A2" table:number-rows-spanned="2" office:value-type="string">
            <text:p text:style-name="P23">EXPECTED</text:p>
            <text:p text:style-name="P6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17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5">agent</text:p>
          </table:table-cell>
          <table:table-cell table:style-name="Table1.A2" office:value-type="string">
            <text:p text:style-name="P17">AGENT_FAIL<text:span text:style-name="T8">ED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3799in" fo:margin-bottom="0.3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0:20:54.784703608</meta:creation-date>
    <dc:date>2016-04-26T14:52:35.123121453</dc:date>
    <meta:editing-duration>PT4H44S</meta:editing-duration>
    <meta:editing-cycles>47</meta:editing-cycles>
    <meta:generator>LibreOffice/4.2.8.2$Linux_X86_64 LibreOffice_project/420m0$Build-2</meta:generator>
    <meta:document-statistic meta:table-count="1" meta:image-count="0" meta:object-count="0" meta:page-count="1" meta:paragraph-count="121" meta:word-count="124" meta:character-count="1208" meta:non-whitespace-character-count="1205"/>
  </office:meta>
</office:document-meta>
</file>